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officeooo:rsid="000e5e7b" officeooo:paragraph-rsid="000e5e7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IGRAFO: <text:span text:style-name="T1">be – o – ele – i – ge – ere – a – efe – o (caneta)</text:span></text:p>
      <text:p text:style-name="P1">GOMA:<text:span text:style-name="T1"> ge – o – eme – a (borracha)</text:span></text:p>
      <text:p text:style-name="P1">PIZARRA:<text:span text:style-name="T1"> pe – i – zeta – a – ere – ere – a (lousa)</text:span></text:p>
      <text:p text:style-name="P1">CUADERNO:<text:span text:style-name="T1"> ce – u – a – de – e – ere – ene – o (caderno)</text:span></text:p>
      <text:p text:style-name="P1">AULA:<text:span text:style-name="T1"> a – u – ele – a (sala)</text:span></text:p>
      <text:p text:style-name="P1">CLASE:<text:span text:style-name="T1"> Ce – ele – a – ese – e (aula)</text:span></text:p>
      <text:p text:style-name="P1">LLUVIA:<text:span text:style-name="T1"> elle – u – uve – i – a (chuva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7:59:21.018627070</meta:creation-date>
    <dc:date>2022-08-30T08:33:44.306021158</dc:date>
    <meta:editing-duration>PT20M18S</meta:editing-duration>
    <meta:editing-cycles>1</meta:editing-cycles>
    <meta:document-statistic meta:table-count="0" meta:image-count="0" meta:object-count="0" meta:page-count="1" meta:paragraph-count="7" meta:word-count="56" meta:character-count="301" meta:non-whitespace-character-count="217"/>
    <meta:generator>LibreOffice/7.3.5.2$Linux_X86_64 LibreOffice_project/30$Build-2</meta:generator>
  </office:meta>
</office:document-meta>
</file>